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color="#c9211e" loext:opacity="100%" officeooo:paragraph-rsid="00125b24"/>
    </style:style>
    <style:style style:name="P3" style:family="paragraph" style:parent-style-name="Standard">
      <style:text-properties fo:color="#c9211e" loext:opacity="100%" fo:background-color="#ffff00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officeooo:paragraph-rsid="00125b24"/>
    </style:style>
    <style:style style:name="P6" style:family="paragraph" style:parent-style-name="Standard">
      <style:text-properties officeooo:paragraph-rsid="001749ba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background-color="#ffff00" loext:char-shading-value="0"/>
    </style:style>
    <style:style style:name="T3" style:family="text">
      <style:text-properties fo:color="#c9211e" loext:opacity="100%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E REALIZADO</text:p>
      <text:p text:style-name="P1"/>
      <text:p text:style-name="P1"><text:s/></text:p>
      <text:p text:style-name="P1">Questão1 <text:s/></text:p>
      <text:p text:style-name="P1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xistem vários tipos de flip-flop, um exemplo é o: _________________________ , FLIP-FLOP JK Mestre-Escravo, FLIP-FLOP JK Mestre-Escravo com terminais de programa, FLIP-FLOP T e FLIP-FLOP D.</text:p>
      <text:p text:style-name="Standard"/>
      <text:p text:style-name="Standard"><text:s/></text:p>
      <text:p text:style-name="P1">1 - FLIP-FLOP TR Mestre-Escravo</text:p>
      <text:p text:style-name="P1">2 - FLIP-FLOP PK Mestre-Escravo</text:p>
      <text:p text:style-name="Standard">3 - FLIP-FLOP TK Mestre-Escravo</text:p>
      <text:p text:style-name="Standard">4 - FLIP-FLOP LK Mestre-Escravo</text:p>
      <text:p text:style-name="Standard">5 - FLIP-FLOP JK</text:p>
      <text:p text:style-name="Standard"><text:s/></text:p>
      <text:p text:style-name="P1">Sua resposta: FLIP-FLOP TR Mestre-Escravo</text:p>
      <text:p text:style-name="Standard">Valor: Resposta Errada</text:p>
      <text:p text:style-name="Standard">Valor recebido: 0.00</text:p>
      <text:p text:style-name="Standard"/>
      <text:p text:style-name="Standard"/>
      <text:p text:style-name="P4">Questão2 <text:s/></text:p>
      <text:p text:style-name="P4"><text:s/></text:p>
      <text:p text:style-name="Standard"><text:s text:c="3"/></text:p>
      <text:p text:style-name="Standard">Existem vários tipos de flip-flop, um exemplo é o: _________________________ , FLIP-FLOP SR BÁSICO, FLIP-FLOP JK , FLIP-FLOP JK Mestre-Escravo, FLIP-FLOP JK Mestre-Escravo com terminais de programa e FLIP-FLOP D.</text:p>
      <text:p text:style-name="Standard"><text:s/></text:p>
      <text:p text:style-name="P4">1 - FLIP-FLOP T</text:p>
      <text:p text:style-name="Standard">2 - FLIP-FLOP PK Mestre-Escravo</text:p>
      <text:p text:style-name="Standard">3 - FLIP-FLOP TK</text:p>
      <text:p text:style-name="Standard">4 - FLIP-FLOP LK Mestre-Escravo</text:p>
      <text:p text:style-name="Standard">5 - FLIP-FLOP JK</text:p>
      <text:p text:style-name="Standard"><text:s/></text:p>
      <text:p text:style-name="P4">Sua resposta: FLIP-FLOP T</text:p>
      <text:p text:style-name="Standard">Valor: Resposta Correta</text:p>
      <text:p text:style-name="Standard">Valor recebido: 10.00</text:p>
      <text:p text:style-name="Standard"/>
      <text:p text:style-name="Standard">Questão2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Uma provável troca de estado só deve ocorrer durante esse pequeno intervalo de tempo em que o ______________________está ativado. O ___________________ mantém o último estado adquirido entre duas transições sucessivas do mesmo tipo (ou subida ou descida) do ______________________.</text:p>
      <text:p text:style-name="Standard"><text:soft-page-break/></text:p>
      <text:p text:style-name="Standard"><text:s/></text:p>
      <text:p text:style-name="Standard">1 - flip-flop / flip-flop / sinal de controle</text:p>
      <text:p text:style-name="Standard">2 - circuito sequencial síncrono / evento / latche</text:p>
      <text:p text:style-name="Standard">3 - circuito sequencial síncrono / clock (relógio) / flip-flop</text:p>
      <text:p text:style-name="Standard">4 - latch / flip-flop / evento</text:p>
      <text:p text:style-name="P1">5 - flip-flop / latch / flip-flop</text:p>
      <text:p text:style-name="P1"><text:s/></text:p>
      <text:p text:style-name="P1">Sua resposta: flip-flop / latch / flip-flop</text:p>
      <text:p text:style-name="Standard">Valor: Resposta Errada</text:p>
      <text:p text:style-name="Standard">Valor recebido: 0.00</text:p>
      <text:p text:style-name="Standard"/>
      <text:p text:style-name="P1"/>
      <text:p text:style-name="P1">Questão4 <text:s/></text:p>
      <text:p text:style-name="P1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xistem vários tipos de flip-flop, um exemplo é o: _________________________.</text:p>
      <text:p text:style-name="Standard"/>
      <text:p text:style-name="Standard"><text:s/></text:p>
      <text:p text:style-name="Standard">1 - FLIP-FLOP SR AVANÇADO</text:p>
      <text:p text:style-name="Standard">2 - FLIP-FLOP TD BÁSICO</text:p>
      <text:p text:style-name="Standard">3 - FLIP-FLOP AF AVANÇADO</text:p>
      <text:p text:style-name="Standard">4 - FLIP-FLOP SR BÁSICO</text:p>
      <text:p text:style-name="P1">5 - FLIP-FLOP TR BÁSICO</text:p>
      <text:p text:style-name="Standard"><text:s/></text:p>
      <text:p text:style-name="P1">Sua resposta: FLIP-FLOP TR BÁSICO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Questão1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Podemos levar (Q = 1) impondo 0 em S (set) e levar (Q = 0) impondo 0 em R (reset), armazenando o estado que desejamos no flip-flop. Entretanto, o flip-flop necessita de aperfeiçoamento para atender à definição lógica de _____________________, que é um dispositivo com duas saídas complementares Q e Q.</text:p>
      <text:p text:style-name="Standard"/>
      <text:p text:style-name="Standard"/>
      <text:p text:style-name="Standard"><text:s/></text:p>
      <text:p text:style-name="P1">1 - memória</text:p>
      <text:p text:style-name="Standard"><text:soft-page-break/>2 - flip-flop</text:p>
      <text:p text:style-name="Standard">3 - circuito combinacional</text:p>
      <text:p text:style-name="Standard">4 - memória elemental</text:p>
      <text:p text:style-name="Standard">5 - circuito binário</text:p>
      <text:p text:style-name="Standard"><text:s/></text:p>
      <text:p text:style-name="P1">Sua resposta: memória</text:p>
      <text:p text:style-name="Standard">Valor: Resposta Errada</text:p>
      <text:p text:style-name="Standard">Valor recebido: 0.00</text:p>
      <text:p text:style-name="Standard"/>
      <text:p text:style-name="P6"><text:s/><text:span text:style-name="T1">Questão8 <text:s/></text:span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Numa breve explicação sobre _____________________________ podemos dizer que uma de suas características é ser biestável em virtude de possuir dois estados estáveis, isto é, sua saída é 0 (nível lógico 0) ou 1 (nível lógico 1).</text:p>
      <text:p text:style-name="Standard"/>
      <text:p text:style-name="Standard"><text:s/></text:p>
      <text:p text:style-name="Standard">1 - memória</text:p>
      <text:p text:style-name="P1">2 - flip-flop</text:p>
      <text:p text:style-name="Standard">3 - buffer</text:p>
      <text:p text:style-name="Standard">4 - Circuito Eletrônico</text:p>
      <text:p text:style-name="Standard">5 - circuito binário</text:p>
      <text:p text:style-name="Standard"><text:s/></text:p>
      <text:p text:style-name="P1">Sua resposta: flip-flop</text:p>
      <text:p text:style-name="Standard">Valor: Resposta Errada</text:p>
      <text:p text:style-name="Standard">Valor recebido: 0.00</text:p>
      <text:p text:style-name="Standard"/>
      <text:p text:style-name="P1">Questão10 <text:s/></text:p>
      <text:p text:style-name="Standard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<text:tab/> ) <text:s/>Uma memória guarda ou acessa as informações analógicas em lugares denominados localidades, mediante o uso de um endereço (endereçamento).</text:p>
      <text:p text:style-name="Standard">(<text:tab/> ) <text:s text:c="3"/>Para evitar troca excessiva de informações e instruções, esta memória transfere as informações para a memória secundária apenas quando for necessário ou solicitado no processamento.</text:p>
      <text:p text:style-name="Standard">(<text:tab/>) Uma dada "pastilha" de memória guardará um dado número de palavras de tantos bits por palavra.</text:p>
      <text:p text:style-name="Standard">(<text:tab/>) O número de bits que podem compor uma palavra varia de computador para computador, estando na faixa de 4 bits até 36bits, geralmente.</text:p>
      <text:p text:style-name="Standard">(<text:tab/>) <text:s/>As memórias são dispositivos condutores que guardam informações na forma 2².</text:p>
      <text:p text:style-name="Standard"/>
      <text:p text:style-name="Standard"><text:s/></text:p>
      <text:p text:style-name="P1">1 - V – V – F – V - F</text:p>
      <text:p text:style-name="Standard">2 - F – F – V – V - F</text:p>
      <text:p text:style-name="Standard">3 - V – F – V – V - V</text:p>
      <text:p text:style-name="Standard">4 - F – F – V – F - F</text:p>
      <text:p text:style-name="Standard">5 - F – V – F – V - F</text:p>
      <text:p text:style-name="Standard"><text:soft-page-break/><text:s/></text:p>
      <text:p text:style-name="P1">Sua resposta: V – V – F – V - F</text:p>
      <text:p text:style-name="Standard">Valor: Resposta Errada</text:p>
      <text:p text:style-name="Standard">Valor recebido: 0.00</text:p>
      <text:p text:style-name="Standard"/>
      <text:p text:style-name="Standard"/>
      <text:p text:style-name="P2">Questão5 <text:s/></text:p>
      <text:p text:style-name="P2"><text:s/></text:p>
      <text:p text:style-name="P5"><text:s text:c="3"/></text:p>
      <text:p text:style-name="P5">Observe as proposições abaixo e responda se é FALSA ou VERDADEIRA. Logo depois selecione a resposta que corresponde à sequência escolhida:</text:p>
      <text:p text:style-name="P5"/>
      <text:p text:style-name="P5">( <text:s text:c="6"/>) <text:s/>A maneira como é organizada uma memória é por meio do estabelecimento da constituição dos registradores, onde cada registrador armazena dois estados: 1 ou 0.</text:p>
      <text:p text:style-name="P5">(<text:tab/> ) <text:s text:c="2"/>As memórias podem ser classificadas quanto à forma de acesso.</text:p>
      <text:p text:style-name="P5">(<text:tab/>) <text:s/>Uma dada "célula binária" de memória guardará um dado número de palavras de tantos bits por palavra.</text:p>
      <text:p text:style-name="P5">(<text:tab/>) Na forma de acesso sequencial, a locação não deve ser feita diretamente. Sendo assim, um número variado de locações da memória é acessado até a informação desejada. O tempo gasto para acessar irá depender da posição onde está localizada (armazenada) a informação.</text:p>
      <text:p text:style-name="P5">(<text:tab/> ) <text:s/>As maneiras de acessar uma locação de memória podem ser de dois tipos: sequencial ou aleatório. </text:p>
      <text:p text:style-name="P5"/>
      <text:p text:style-name="P5"><text:s/></text:p>
      <text:p text:style-name="P2">1 - F – V – F – F - F</text:p>
      <text:p text:style-name="P5">2 - F – V – F – V - V</text:p>
      <text:p text:style-name="P5">3 - F – F – V – V - V</text:p>
      <text:p text:style-name="P5">4 - V – F – V – F - F</text:p>
      <text:p text:style-name="P5">5 - V – V – F – V - V</text:p>
      <text:p text:style-name="P5"><text:s/></text:p>
      <text:p text:style-name="P2">Sua resposta: F – V – F – F - F</text:p>
      <text:p text:style-name="P5">Valor: Resposta Errada</text:p>
      <text:p text:style-name="P5">Valor recebido: 0.00</text:p>
      <text:p text:style-name="P5"/>
      <text:p text:style-name="P2"/>
      <text:p text:style-name="P2">Questão6 <text:s/></text:p>
      <text:p text:style-name="P2"><text:s/></text:p>
      <text:p text:style-name="P5"><text:s text:c="3"/></text:p>
      <text:p text:style-name="P5">Observe as proposições abaixo e responda se é FALSA ou VERDADEIRA. Logo depois selecione a resposta que corresponde à sequência escolhida:</text:p>
      <text:p text:style-name="P5"/>
      <text:p text:style-name="P5">(<text:tab/> ) <text:s/>A maneira como é organizada uma pastilha de memória é por meio do estabelecimento de como sendo constituída por um grupo de registradores, onde cada registrador armazena uma palavra.</text:p>
      <text:p text:style-name="P5">(<text:tab/> ) <text:s/>Para evitar troca excessiva de informações e instruções, esta memória transfere as informações para a memória secundária apenas quando for necessário ou solicitado no processamento.</text:p>
      <text:p text:style-name="P5">(<text:tab/>) Uma dada "pastilha" de memória guardará um dado número de palavras de tantos bits por palavra.</text:p>
      <text:p text:style-name="P5">(<text:tab/>) O número de bits que podem compor uma palavra varia de computador para computador, estando na faixa de 4 bits até 36bits, geralmente.</text:p>
      <text:p text:style-name="P5"><text:soft-page-break/>(<text:tab/> ) <text:s/>Tomemos por exemplo uma pastilha de memória popular que a capacidade de armazenar 1024 palavras de 4 bits cada, totalizando 4096 bits (4K), que é a tamanho total de memória.</text:p>
      <text:p text:style-name="P5"/>
      <text:p text:style-name="P5"><text:s/></text:p>
      <text:p text:style-name="P2">1 - V – V – F – V - F</text:p>
      <text:p text:style-name="P5">2 - V – F – F – V - F</text:p>
      <text:p text:style-name="P5">3 - F – F – V – V - V</text:p>
      <text:p text:style-name="P5">4 - V – F – V – V - V</text:p>
      <text:p text:style-name="P5">5 - F – V – F – V - F</text:p>
      <text:p text:style-name="P5"><text:s/></text:p>
      <text:p text:style-name="P2">Sua resposta: V – V – F – V - F</text:p>
      <text:p text:style-name="P5">Valor: Resposta Errada</text:p>
      <text:p text:style-name="P5">Valor recebido: 0.00</text:p>
      <text:p text:style-name="Standard"/>
      <text:p text:style-name="P1"/>
      <text:p text:style-name="P1">Questão8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nquanto houver o sinal de controle ativando o latch, eventuais mudanças nas entradas D ou R e S serão detectadas pelo latch e, por consequência, irá mudar de estado. Essa característica não é bem-vinda na construção de ______________________________, isto é devido ao fato de, nestes circuitos, qualquer mudança de estado deve acontecer de forma sincronizada conforme o sinal do _________________________.</text:p>
      <text:p text:style-name="P1"/>
      <text:p text:style-name="P1"><text:s/></text:p>
      <text:p text:style-name="P1">1 - processadores assíncronos / processo</text:p>
      <text:p text:style-name="Standard">2 - circuitos sequenciais síncronos / evento</text:p>
      <text:p text:style-name="Standard">3 - circuitos sequenciais síncronos / clock (relógio)</text:p>
      <text:p text:style-name="Standard">4 - de circuitos backs / looping</text:p>
      <text:p text:style-name="Standard">5 - latchtes / clock (relógio)</text:p>
      <text:p text:style-name="Standard"><text:s/></text:p>
      <text:p text:style-name="P1">Sua resposta: processadores assíncronos / processo</text:p>
      <text:p text:style-name="Standard">Valor: Resposta Errada</text:p>
      <text:p text:style-name="Standard">Valor recebido: 0.00</text:p>
      <text:p text:style-name="Standard"/>
      <text:p text:style-name="Standard"><text:s/></text:p>
      <text:p text:style-name="P4"><text:s/></text:p>
      <text:p text:style-name="P4">Questão2 <text:s/></text:p>
      <text:p text:style-name="P4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 <text:s text:c="6"/>) <text:s/>A maneira como é organizada uma memória é por meio do estabelecimento da constituição dos registradores, onde cada registrador armazena dois estados: 1 ou 0.</text:p>
      <text:p text:style-name="Standard">(<text:tab/> ) <text:s text:c="2"/>As memórias podem ser classificadas quanto à forma de acesso.</text:p>
      <text:p text:style-name="Standard">(<text:tab/>) <text:s/>Uma dada "célula binária" de memória guardará um dado número de palavras de tantos bits por palavra.</text:p>
      <text:p text:style-name="Standard"><text:soft-page-break/>(<text:tab/>) O número de bits que podem compor uma palavra varia de computador para computador, estando na faixa de 1 bit até 4658 bits.</text:p>
      <text:p text:style-name="Standard">( <text:s text:c="6"/>) <text:s/>Tomemos por exemplo uma pastilha de memória binária com capacidade de armazenar 1048 palavras de 16 bits cada, totalizando 1096 bits (4K), que é a tamanho total de memória.</text:p>
      <text:p text:style-name="P4"/>
      <text:p text:style-name="P4"><text:s/></text:p>
      <text:p text:style-name="P4">1 - F – V – F – F - F</text:p>
      <text:p text:style-name="Standard">2 - V – F – F – V - F</text:p>
      <text:p text:style-name="Standard">3 - F – F – V – V - V</text:p>
      <text:p text:style-name="Standard">4 - V – F – V – F - F</text:p>
      <text:p text:style-name="Standard">5 - V – V – F – V - V</text:p>
      <text:p text:style-name="Standard"><text:s/></text:p>
      <text:p text:style-name="P4">Sua resposta: F – V – F – F - 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3 <text:s/></text:p>
      <text:p text:style-name="P4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Dependendo de como foi a construção de um flip-flop, ele pode ser disparado pela transição de(o)__________________ou pela transição de(o) ______________________________.</text:p>
      <text:p text:style-name="Standard"/>
      <text:p text:style-name="Standard"><text:s/></text:p>
      <text:p text:style-name="P1">1 - flip-flop / sinal de controle</text:p>
      <text:p text:style-name="P4">2 - subida / descida do sinal de controle</text:p>
      <text:p text:style-name="Standard">3 - subida / clock (relógio)</text:p>
      <text:p text:style-name="Standard">4 - latch / evento</text:p>
      <text:p text:style-name="Standard">5 - flip-flop / flip-flop</text:p>
      <text:p text:style-name="Standard"><text:s/></text:p>
      <text:p text:style-name="P1">Sua resposta: flip-flop / sinal de controle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1">Questão4 <text:s/></text:p>
      <text:p text:style-name="Standard"><text:s/></text:p>
      <text:p text:style-name="Standard"><text:s text:c="3"/>Observe as proposições abaixo e escolha a incorreta sobre circuitos combinacionais e sequenciais.</text:p>
      <text:p text:style-name="Standard"><text:s/></text:p>
      <text:p text:style-name="P1">1 - O flip-flop é um dispositivo biestável. Existe em 1 de 2 estados estáveis e, na falta de sinal de entrada, permanece nesse estado.</text:p>
      <text:p text:style-name="Standard">2 - Dentre os tipos mais conhecidos iniciaremos pela forma mais básica de circuito sequencial que é o flip-flop.</text:p>
      <text:p text:style-name="Standard">3 - Quando um sinal de entrada é aplicado num dispositivo, a saída não muda em resposta à entrada.</text:p>
      <text:p text:style-name="Standard">4 - Quando o sinal de entrada é retirado, a saída volta ao seu estado original.</text:p>
      <text:p text:style-name="Standard"><text:soft-page-break/>5 - Quando um sinal de entrada é aplicado num dispositivo, a saída muda em resposta à entrada.</text:p>
      <text:p text:style-name="Standard"><text:s/></text:p>
      <text:p text:style-name="P1">Sua resposta: O flip-flop é um dispositivo biestável. Existe em 1 de 2 estados estáveis e, na falta de sinal de entrada, permanece nesse estado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P4">Questão6 <text:s/></text:p>
      <text:p text:style-name="P4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Uma provável troca de estado só deve ocorrer durante esse pequeno intervalo de tempo em que o ______________________está ativado. O ___________________ mantém o último estado adquirido entre duas transições sucessivas do mesmo tipo (ou subida ou descida) do ______________________.</text:p>
      <text:p text:style-name="Standard"/>
      <text:p text:style-name="Standard"><text:s/></text:p>
      <text:p text:style-name="Standard">1 - flip-flop / flip-flop / sinal de controle</text:p>
      <text:p text:style-name="Standard">2 - circuito sequencial síncrono / evento / latche</text:p>
      <text:p text:style-name="Standard">3 - circuito sequencial síncrono / clock (relógio) / flip-flop</text:p>
      <text:p text:style-name="Standard">4 - latch / flip-flop / evento</text:p>
      <text:p text:style-name="Standard">5 - flip-flop / latch / flip-flop</text:p>
      <text:p text:style-name="Standard"><text:s/></text:p>
      <text:p text:style-name="P4">Sua resposta: flip-flop / flip-flop / sinal de controle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7 <text:s/></text:p>
      <text:p text:style-name="Standard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<text:tab/> ) <text:s/>A maneira como é organizada uma pastilha de memória é por meio do estabelecimento de como é constituída por um grupo de registradores, onde cada registrador armazena uma palavra.</text:p>
      <text:p text:style-name="Standard">(<text:tab/> ) <text:s text:c="2"/>A "largura" de cada registrador é o número de bits por palavra. O número de registradores é o número de palavras guardadas na memória. Valores comuns para o número de palavras por pastilha são 64, 256, 512,1024, 2048 e 4096.</text:p>
      <text:p text:style-name="Standard"><text:soft-page-break/>(<text:tab/>) <text:s/>Uma dada "célula binária" de memória guardará um dado número de palavras de tantos bits por palavra.</text:p>
      <text:p text:style-name="Standard">(<text:tab/>) O número de bits que podem compor uma palavra varia de computador para computador, estando na faixa de 4 bits até 36bits, geralmente.</text:p>
      <text:p text:style-name="Standard">(<text:tab/> ) <text:s/>Tomemos por exemplo uma pastilha de memória popular que a capacidade de armazenar 1024 palavras de 4 bits cada, totalizando 4096 bits (4K), que é a tamanho total de memória.</text:p>
      <text:p text:style-name="Standard"/>
      <text:p text:style-name="Standard"><text:s/></text:p>
      <text:p text:style-name="P1">1 - V – V – F – V - F</text:p>
      <text:p text:style-name="P1">2 - V – F – F – V - F</text:p>
      <text:p text:style-name="Standard">3 - F – F – V – V - V</text:p>
      <text:p text:style-name="Standard">4 - V – F – V – V - V</text:p>
      <text:p text:style-name="Standard">5 - V – V – F – V - V</text:p>
      <text:p text:style-name="Standard"><text:s/></text:p>
      <text:p text:style-name="P1">Sua resposta: V – V – F – V - F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/>
      <text:p text:style-name="P4">Questão7 <text:s/></text:p>
      <text:p text:style-name="Standard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 <text:s text:c="6"/>) <text:s/>A maneira como é organizada uma memória é por meio do estabelecimento da constituição dos registradores, onde cada registrador armazena dois estados: 1 ou 0.</text:p>
      <text:p text:style-name="Standard">(<text:tab/> ) <text:s text:c="2"/>As memórias podem ser classificadas quanto à forma de acesso.</text:p>
      <text:p text:style-name="Standard">(<text:tab/>) <text:s/>Uma dada "célula binária" de memória guardará um dado número de palavras de tantos bits por palavra.</text:p>
      <text:p text:style-name="Standard">(<text:tab/>) Na forma de acesso sequencial, a locação não deve ser feita diretamente. Sendo assim, um número variado de locações da memória é acessado até a informação desejada. O tempo gasto para acessar irá depender da posição onde está localizada (armazenada) a informação.</text:p>
      <text:p text:style-name="Standard">(<text:tab/> ) <text:s/>As maneiras de acessar uma locação de memória podem ser de dois tipos: sequencial ou aleatório. </text:p>
      <text:p text:style-name="Standard"/>
      <text:p text:style-name="Standard"><text:s/></text:p>
      <text:p text:style-name="Standard">1 - F – V – F – F - F</text:p>
      <text:p text:style-name="P4">2 - F – V – F – V - V</text:p>
      <text:p text:style-name="Standard">3 - F – F – V – V - V</text:p>
      <text:p text:style-name="Standard">4 - V – F – V – F - F</text:p>
      <text:p text:style-name="Standard">5 - V – V – F – V - V</text:p>
      <text:p text:style-name="Standard"><text:s/></text:p>
      <text:p text:style-name="P4">Sua resposta: F – V – F – V -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8 <text:s/></text:p>
      <text:p text:style-name="Standard"><text:soft-page-break/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Dependendo de como foi a construção de um flip-flop, ele pode ser disparado pela transição de(o)__________________ou pela transição de(o) ______________________________.</text:p>
      <text:p text:style-name="Standard"/>
      <text:p text:style-name="Standard"><text:s/></text:p>
      <text:p text:style-name="P1">1 - flip-flop / sinal de controle</text:p>
      <text:p text:style-name="Standard">2 - subida / descida do sinal de controle</text:p>
      <text:p text:style-name="Standard">3 - subida / clock (relógio)</text:p>
      <text:p text:style-name="Standard">4 - latch / evento</text:p>
      <text:p text:style-name="Standard">5 - flip-flop / flip-flop</text:p>
      <text:p text:style-name="Standard"><text:s/></text:p>
      <text:p text:style-name="P1">Sua resposta: flip-flop / sinal de controle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1">Questão9 <text:s/></text:p>
      <text:p text:style-name="P1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xistem vários tipos de flip-flop, um exemplo é o: _________________________.</text:p>
      <text:p text:style-name="Standard"/>
      <text:p text:style-name="Standard"><text:s/></text:p>
      <text:p text:style-name="P1">1 - FLIP-FLOP SR AVANÇADO</text:p>
      <text:p text:style-name="Standard">2 - FLIP-FLOP TD BÁSICO</text:p>
      <text:p text:style-name="Standard">3 - FLIP-FLOP AF AVANÇADO</text:p>
      <text:p text:style-name="Standard">4 - FLIP-FLOP SR BÁSICO</text:p>
      <text:p text:style-name="Standard">5 - FLIP-FLOP TR BÁSICO</text:p>
      <text:p text:style-name="Standard"><text:s/></text:p>
      <text:p text:style-name="P1">Sua resposta: FLIP-FLOP SR AVANÇADO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10 <text:s/></text:p>
      <text:p text:style-name="Standard"><text:s/></text:p>
      <text:p text:style-name="Standard"><text:s text:c="3"/>Observe as proposições abaixo e escolha a incorreta sobre circuitos combinacionais e sequenciais.</text:p>
      <text:p text:style-name="Standard"><text:s/></text:p>
      <text:p text:style-name="P1">1 - Memória é todo dispositivo que mantém indefinidamente uma informação ao longo do tempo.</text:p>
      <text:p text:style-name="Standard">2 - Um circuito de lógica sequencial possui elementos de armazenamento e as saídas não são dependentes apenas das entradas presentes no momento.</text:p>
      <text:p text:style-name="Standard"><text:soft-page-break/>3 - Ao mencionar dispositivos com capacidade de memória, lembramos geralmente da mente humana e dos processadores digitais, entretanto, há vários tipos de memória.</text:p>
      <text:p text:style-name="Standard">4 - Memória é a propriedade de reter uma entrada conforme um sinal positivo.</text:p>
      <text:p text:style-name="Standard">5 - Nos sistemas digitais que têm por base a lógica combinacional, os estados de suas saídas são dependentes apenas dos estados presentes (agora) das entradas, logo, estes sistemas não conseguem lidar com a variável tempo e perceber sequências de eventos, portanto, não têm capacidade de resolver qualquer problema que envolva a noção de tempo.</text:p>
      <text:p text:style-name="Standard"><text:s/></text:p>
      <text:p text:style-name="P1">Sua resposta: Memória é todo dispositivo que mantém indefinidamente uma informação ao longo do tempo.</text:p>
      <text:p text:style-name="Standard">Valor: Resposta Errada</text:p>
      <text:p text:style-name="Standard">Valor recebido: 0.00</text:p>
      <text:p text:style-name="Standard"/>
      <text:p text:style-name="P4">Questão3 <text:s/></text:p>
      <text:p text:style-name="Standard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<text:tab/> ) <text:s/>Uma memória guarda ou acessa as informações digitais em lugares denominados localidades, mediante o uso de um endereço (endereçamento).</text:p>
      <text:p text:style-name="Standard">(<text:tab/>) Para evitar troca excessiva de informações e instruções, esta memória transfere as informações para a memória principal apenas quando for necessário ou solicitado no processamento. </text:p>
      <text:p text:style-name="Standard">(<text:tab/>) <text:s/>Outra maneira de armazenar no computador é pela memória auxiliar (externa) ou memória de massa ou memória secundária, que trabalha em uma velocidade inferior a memória principal e armazena programas e dados que não estão sendo usados a todo o momento pela CPU ou UCP.</text:p>
      <text:p text:style-name="Standard">(<text:tab/>) As memórias semicondutoras são utilizadas como memória principal (interna) ou memória de trabalho de uma máquina (computador), pois mantêm comunicação constante com a unidade central de processamento (CPU) à medida que um programa de instruções está em execução.</text:p>
      <text:p text:style-name="Standard">(<text:tab/> ) <text:s/>As memórias são dispositivos semicondutores que guardam informações na forma binária.</text:p>
      <text:p text:style-name="Standard"/>
      <text:p text:style-name="Standard"><text:s/></text:p>
      <text:p text:style-name="Standard">1 - V – V – F – V - F</text:p>
      <text:p text:style-name="P4">2 - V – V – V – V - V</text:p>
      <text:p text:style-name="Standard">3 - V – F – V – V - V</text:p>
      <text:p text:style-name="Standard">4 - F – F – V – F - F</text:p>
      <text:p text:style-name="Standard">5 - F – V – F – V - F</text:p>
      <text:p text:style-name="Standard"><text:s/></text:p>
      <text:p text:style-name="P4">Sua resposta: V – V – V – V - V</text:p>
      <text:p text:style-name="Standard">Valor: Resposta Correta</text:p>
      <text:p text:style-name="Standard">Valor recebido: 10.00</text:p>
      <text:p text:style-name="Standard"/>
      <text:p text:style-name="P4"/>
      <text:p text:style-name="P4">Questão4 <text:s/></text:p>
      <text:p text:style-name="Standard"><text:s/></text:p>
      <text:p text:style-name="Standard"><text:s text:c="3"/></text:p>
      <text:p text:style-name="Standard">Tendo por base o estudo desenvolvido neste módulo, escolha a opção que melhor completa a seguinte afirmação:</text:p>
      <text:p text:style-name="Standard"/>
      <text:p text:style-name="Standard"><text:soft-page-break/>Os Dentre os tipos mais conhecidos iniciaremos pela forma mais básica de circuito sequencial que é __________________________________.</text:p>
      <text:p text:style-name="Standard"/>
      <text:p text:style-name="Standard"><text:s/></text:p>
      <text:p text:style-name="Standard">1 - a memória</text:p>
      <text:p text:style-name="P4">2 - o flip-flop</text:p>
      <text:p text:style-name="Standard">3 - o circuito combinacional</text:p>
      <text:p text:style-name="Standard">4 - a memória elemental</text:p>
      <text:p text:style-name="Standard">5 - um circuito binário</text:p>
      <text:p text:style-name="Standard"><text:s/></text:p>
      <text:p text:style-name="P4">Sua resposta: o flip-flop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4">Questão5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nquanto houver o sinal de controle ativando o latch, eventuais mudanças nas entradas D ou R e S serão detectadas pelo latch e por consequência irá mudar de estado. Essa característica não é bem-vinda na construção de ______________________________, isto é devido ao fato destes circuitos qualquer mudança de estado deve acontecer de forma sincronizada conforme o sinal do clock (relógio).</text:p>
      <text:p text:style-name="Standard"/>
      <text:p text:style-name="Standard"><text:s/></text:p>
      <text:p text:style-name="Standard">1 - processadores assíncronos</text:p>
      <text:p text:style-name="P4">2 - circuitos sequenciais síncronos</text:p>
      <text:p text:style-name="Standard">3 - do buffer’s</text:p>
      <text:p text:style-name="Standard">4 - de circuitos backs</text:p>
      <text:p text:style-name="Standard">5 - latchtes</text:p>
      <text:p text:style-name="Standard"><text:s/></text:p>
      <text:p text:style-name="P4">Sua resposta: circuitos sequenciais síncronos</text:p>
      <text:p text:style-name="Standard">Valor: Resposta Correta</text:p>
      <text:p text:style-name="Standard">Valor recebido: 10.00</text:p>
      <text:p text:style-name="Standard"/>
      <text:p text:style-name="P1"/>
      <text:p text:style-name="P1">Questão6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__________________________ é um circuito sequencial biestável assíncrono (muda de estado sem necessidade de sincronismo),sendo assim, é um circuito constituído por portas lógicas, podendo armazenar um bit de informação, onde as saídas em determinado momento dependem dos valores de entrada.</text:p>
      <text:p text:style-name="Standard"/>
      <text:p text:style-name="Standard"><text:s/></text:p>
      <text:p text:style-name="Standard"><text:soft-page-break/>1 - A memória</text:p>
      <text:p text:style-name="P1">2 - O flip-flop</text:p>
      <text:p text:style-name="Standard">3 - O buffer</text:p>
      <text:p text:style-name="Standard">4 - O Circuito Eletrônico</text:p>
      <text:p text:style-name="Standard">5 - O Latch</text:p>
      <text:p text:style-name="Standard"><text:s/></text:p>
      <text:p text:style-name="P1">Sua resposta: O flip-flop</text:p>
      <text:p text:style-name="Standard">Valor: Resposta Errada</text:p>
      <text:p text:style-name="Standard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21:15:27.446774187</meta:creation-date>
    <dc:date>2023-05-05T22:16:05.084104411</dc:date>
    <meta:editing-duration>PT49M59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2" meta:paragraph-count="388" meta:word-count="2960" meta:character-count="17375" meta:non-whitespace-character-count="14281"/>
  </office:meta>
</office:document-meta>
</file>